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c69" officeooo:paragraph-rsid="00084c69"/>
    </style:style>
    <style:style style:name="P2" style:family="paragraph" style:parent-style-name="Standard">
      <style:text-properties officeooo:rsid="00084c69" officeooo:paragraph-rsid="000f6c20"/>
    </style:style>
    <style:style style:name="P3" style:family="paragraph" style:parent-style-name="Standard">
      <style:text-properties officeooo:rsid="0008a24b" officeooo:paragraph-rsid="0008a24b"/>
    </style:style>
    <style:style style:name="P4" style:family="paragraph" style:parent-style-name="Standard">
      <style:text-properties officeooo:rsid="000add4f" officeooo:paragraph-rsid="000add4f"/>
    </style:style>
    <style:style style:name="P5" style:family="paragraph" style:parent-style-name="Standard">
      <style:text-properties officeooo:rsid="000c69c1" officeooo:paragraph-rsid="000c69c1"/>
    </style:style>
    <style:style style:name="P6" style:family="paragraph" style:parent-style-name="Standard">
      <style:text-properties officeooo:rsid="000f6c20" officeooo:paragraph-rsid="000f6c20"/>
    </style:style>
    <style:style style:name="P7" style:family="paragraph" style:parent-style-name="Standard">
      <style:text-properties officeooo:rsid="0010047e" officeooo:paragraph-rsid="0010047e"/>
    </style:style>
    <style:style style:name="P8" style:family="paragraph" style:parent-style-name="Standard">
      <style:text-properties officeooo:rsid="001103d6" officeooo:paragraph-rsid="001103d6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103d6" officeooo:paragraph-rsid="001103d6"/>
    </style:style>
    <style:style style:name="P10" style:family="paragraph" style:parent-style-name="Standard" style:list-style-name="L1">
      <style:text-properties officeooo:rsid="001103d6" officeooo:paragraph-rsid="001103d6"/>
    </style:style>
    <style:style style:name="P11" style:family="paragraph" style:parent-style-name="Standard" style:list-style-name="L1">
      <style:text-properties officeooo:rsid="001103d6" officeooo:paragraph-rsid="00130028"/>
    </style:style>
    <style:style style:name="P12" style:family="paragraph" style:parent-style-name="Standard">
      <style:text-properties officeooo:rsid="001103d6" officeooo:paragraph-rsid="001103d6"/>
    </style:style>
    <style:style style:name="T1" style:family="text">
      <style:text-properties officeooo:rsid="0008a24b"/>
    </style:style>
    <style:style style:name="T2" style:family="text">
      <style:text-properties officeooo:rsid="000f6c20"/>
    </style:style>
    <style:style style:name="T3" style:family="text">
      <style:text-properties officeooo:rsid="001103d6"/>
    </style:style>
    <style:style style:name="T4" style:family="text">
      <style:text-properties officeooo:rsid="0010047e"/>
    </style:style>
    <style:style style:name="T5" style:family="text">
      <style:text-properties officeooo:rsid="001300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Errata<text:span text:style-name="T3"> to IEC 60839-11-5:2020</text:span></text:p>
      <text:p text:style-name="P8"/>
      <text:p text:style-name="P9">Check the SIA Working Group work area (currently using Teams) for up to date information about the standard. <text:s/>This contains 3 generations of punchlist - the published (July 2020) document, the April 2020 draft, and the February 2020 draft.<text:span text:style-name="T5"> <text:s/></text:span></text:p>
      <text:p text:style-name="P8"/>
      <text:p text:style-name="P1">Errata<text:span text:style-name="T1">: referering to </text:span>the IEC 60839-11-5 draft as submitted to the IEC as of 21Feb2020</text:p>
      <text:p text:style-name="P1"/>
      <text:p text:style-name="P3">1. Table 56 Page 42 (in 7.12, osdp_KEYPAD.) <text:s/>Third item in "Data" packet format field should read "Keypad data represented as ASCII characters."</text:p>
      <text:p text:style-name="P4">2. Annex D section D.7. <text:s/>Only SCBK-D or a pre-set SCBK should be used. <text:s/>Do not use MK, it is unsafe due to it's use of unauthenticated PD input to generate the key.</text:p>
      <text:p text:style-name="P5">3. Annex B Function Code Definitions List, item B.10 Function Code 9 -- Communications Security. <text:s text:c="2"/>Should say "Number of: This field is encoded to represent the key exchange capabilities: 0x01 - (Bit-0) default AES128 key, as defined in Annex D. (Bits 7-1) reserved for future use." <text:s/>Also, Compliance levels should remove 0x02 reference and add "(Bits 7-1) reserved for future use".</text:p>
      <text:p text:style-name="P5"/>
      <text:p text:style-name="P2">Errata<text:span text:style-name="T1">: referering to </text:span>IEC <text:span text:style-name="T2">FDIS </text:span>60839-11-5 draft as <text:span text:style-name="T3">of 15Apr</text:span>2020</text:p>
      <text:p text:style-name="P2"/>
      <text:p text:style-name="P6">4. Annex B Function Code Definitions List, item B.17, compliance level 1, should read "60839".</text:p>
      <text:p text:style-name="P6">5. 6.12 osdp_TEXT, 6th paragraph should read "Refer to Table 20."</text:p>
      <text:p text:style-name="P7">6. Table 1 item SEC_BLK_TYPE uses "SBC" as an acronym, should be "SCB" meaning "secure channel block"</text:p>
      <text:p text:style-name="P7"/>
      <text:p text:style-name="P8"/>
      <text:list xml:id="list5981985505368426693" text:style-name="L1">
        <text:list-item>
          <text:p text:style-name="P11"><text:span text:style-name="T5">Table A.1 should eliminate osdp_DATA as it's been deprecated</text:span></text:p>
        </text:list-item>
        <text:list-item>
          <text:p text:style-name="P11">Table 73 in section 7.26.6 ("Mode specific reply codes") is not referenced elsewhere.</text:p>
        </text:list-item>
        <text:list-item>
          <text:p text:style-name="P10">The "Status" field in table 75 in section 7.26.8 does not include possible return values (and might be referring to Table 73.)</text:p>
        </text:list-item>
      </text:list>
      <text:p text:style-name="P7"/>
      <text:p text:style-name="P4">revised 20200<text:span text:style-name="T3">714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19:35.460846578</meta:creation-date>
    <dc:date>2020-07-14T07:05:01.833359856</dc:date>
    <meta:editing-duration>PT25M9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277" meta:character-count="1659" meta:non-whitespace-character-count="1390"/>
  </office:meta>
</office:document-meta>
</file>